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 style:list-style-name="L1">
      <style:text-properties style:font-name="Ubunt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HTML AND CSS</text:p>
      <text:p text:style-name="P1"/>
      <text:list xml:id="list1851948462" text:style-name="L1">
        <text:list-item>
          <text:p text:style-name="P2">Talk about HTML</text:p>
        </text:list-item>
        <text:list-item>
          <text:p text:style-name="P2">Introduction TO Tags</text:p>
          <text:list>
            <text:list-item>
              <text:p text:style-name="P2">h1 – h6</text:p>
            </text:list-item>
            <text:list-item>
              <text:p text:style-name="P2">p</text:p>
            </text:list-item>
            <text:list-item>
              <text:p text:style-name="P2">a</text:p>
            </text:list-item>
            <text:list-item>
              <text:p text:style-name="P2">img</text:p>
            </text:list-item>
            <text:list-item>
              <text:p text:style-name="P2">button</text:p>
            </text:list-item>
            <text:list-item>
              <text:p text:style-name="P2">lists</text:p>
              <text:list>
                <text:list-item>
                  <text:p text:style-name="P2">ul</text:p>
                </text:list-item>
                <text:list-item>
                  <text:p text:style-name="P2">li</text:p>
                </text:list-item>
              </text:list>
            </text:list-item>
            <text:list-item>
              <text:p text:style-name="P2">div</text:p>
              <text:p text:style-name="P2"/>
            </text:list-item>
          </text:list>
        </text:list-item>
        <text:list-item>
          <text:p text:style-name="P2">Explain the Attributes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0:24:27.590149007</meta:creation-date>
    <meta:generator>LibreOffice/7.1.2.2$Linux_X86_64 LibreOffice_project/10$Build-2</meta:generator>
    <dc:date>2021-06-30T10:38:09.118510107</dc:date>
    <meta:editing-duration>PT3M14S</meta:editing-duration>
    <meta:editing-cycles>1</meta:editing-cycles>
    <meta:document-statistic meta:table-count="0" meta:image-count="0" meta:object-count="0" meta:page-count="1" meta:paragraph-count="15" meta:word-count="38" meta:character-count="129" meta:non-whitespace-character-count="117"/>
  </office:meta>
</office:document-meta>
</file>